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llatz" table:style-name="ta1">
        <table:shapes>
          <draw:frame draw:z-index="0" draw:style-name="gr1" draw:text-style-name="P1" svg:width="15.999cm" svg:height="8.999cm" svg:x="2.196cm" svg:y="0.1cm">
            <draw:object draw:notify-on-update-of-ranges="Collatz.A1:Collatz.A527 Collatz.B1:Collatz.B5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45" calcext:value-type="float">
            <text:p>36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86" calcext:value-type="float">
            <text:p>56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30" calcext:value-type="float">
            <text:p>50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690" calcext:value-type="float">
            <text:p>56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959" calcext:value-type="float">
            <text:p>79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29" calcext:value-type="float">
            <text:p>45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666" calcext:value-type="float">
            <text:p>76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48" calcext:value-type="float">
            <text:p>60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90" calcext:value-type="float">
            <text:p>102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28" calcext:value-type="float">
            <text:p>80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141" calcext:value-type="float">
            <text:p>51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031" calcext:value-type="float">
            <text:p>60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624" calcext:value-type="float">
            <text:p>106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941" calcext:value-type="float">
            <text:p>79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968" calcext:value-type="float">
            <text:p>119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696" calcext:value-type="float">
            <text:p>56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380" calcext:value-type="float">
            <text:p>103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474" calcext:value-type="float">
            <text:p>74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664" calcext:value-type="float">
            <text:p>136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785" calcext:value-type="float">
            <text:p>97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873" calcext:value-type="float">
            <text:p>687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907" calcext:value-type="float">
            <text:p>129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698" calcext:value-type="float">
            <text:p>469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034" calcext:value-type="float">
            <text:p>90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816" calcext:value-type="float">
            <text:p>118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142" calcext:value-type="float">
            <text:p>614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829" calcext:value-type="float">
            <text:p>118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021" calcext:value-type="float">
            <text:p>80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96" calcext:value-type="float">
            <text:p>144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352" calcext:value-type="float">
            <text:p>53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76" calcext:value-type="float">
            <text:p>104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861" calcext:value-type="float">
            <text:p>68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562" calcext:value-type="float">
            <text:p>135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049" calcext:value-type="float">
            <text:p>90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754" calcext:value-type="float">
            <text:p>107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81" calcext:value-type="float">
            <text:p>117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794" calcext:value-type="float">
            <text:p>779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226" calcext:value-type="float">
            <text:p>142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977" calcext:value-type="float">
            <text:p>497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46" calcext:value-type="float">
            <text:p>1014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551" calcext:value-type="float">
            <text:p>655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353" calcext:value-type="float">
            <text:p>1335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196" calcext:value-type="float">
            <text:p>41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665" calcext:value-type="float">
            <text:p>866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549" calcext:value-type="float">
            <text:p>554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403" calcext:value-type="float">
            <text:p>1140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321" calcext:value-type="float">
            <text:p>73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330" calcext:value-type="float">
            <text:p>1133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693" calcext:value-type="float">
            <text:p>469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715" calcext:value-type="float">
            <text:p>97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292" calcext:value-type="float">
            <text:p>629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897" calcext:value-type="float">
            <text:p>128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960" calcext:value-type="float">
            <text:p>1096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133" calcext:value-type="float">
            <text:p>71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861" calcext:value-type="float">
            <text:p>88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70" calcext:value-type="float">
            <text:p>467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556" calcext:value-type="float">
            <text:p>955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269" calcext:value-type="float">
            <text:p>122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211" calcext:value-type="float">
            <text:p>421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516" calcext:value-type="float">
            <text:p>85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833" calcext:value-type="float">
            <text:p>28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653" calcext:value-type="float">
            <text:p>565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396" calcext:value-type="float">
            <text:p>113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589" calcext:value-type="float">
            <text:p>758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722" calcext:value-type="float">
            <text:p>372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108" calcext:value-type="float">
            <text:p>510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163" calcext:value-type="float">
            <text:p>1016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822" calcext:value-type="float">
            <text:p>682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918" calcext:value-type="float">
            <text:p>129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122" calcext:value-type="float">
            <text:p>612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119" calcext:value-type="float">
            <text:p>811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873" calcext:value-type="float">
            <text:p>1087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220" calcext:value-type="float">
            <text:p>722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616" calcext:value-type="float">
            <text:p>96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529" calcext:value-type="float">
            <text:p>952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314" calcext:value-type="float">
            <text:p>123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228" calcext:value-type="float">
            <text:p>822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342" calcext:value-type="float">
            <text:p>534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919" calcext:value-type="float">
            <text:p>109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237" calcext:value-type="float">
            <text:p>923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911" calcext:value-type="float">
            <text:p>119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634" calcext:value-type="float">
            <text:p>363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116" calcext:value-type="float">
            <text:p>101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357" calcext:value-type="float">
            <text:p>835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112" calcext:value-type="float">
            <text:p>511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507" calcext:value-type="float">
            <text:p>950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766" calcext:value-type="float">
            <text:p>676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103" calcext:value-type="float">
            <text:p>410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854" calcext:value-type="float">
            <text:p>885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498" calcext:value-type="float">
            <text:p>54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294" calcext:value-type="float">
            <text:p>729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728" calcext:value-type="float">
            <text:p>572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898" calcext:value-type="float">
            <text:p>589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582" calcext:value-type="float">
            <text:p>558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433" calcext:value-type="float">
            <text:p>243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21T22:13:45.306000000</dc:date>
    <meta:editing-duration>PT3M16S</meta:editing-duration>
    <meta:editing-cycles>1</meta:editing-cycles>
    <meta:document-statistic meta:table-count="1" meta:cell-count="1054" meta:object-count="1"/>
    <meta:generator>LibreOffice/7.0.4.2$Windows_X86_64 LibreOffice_project/dcf040e67528d9187c66b2379df5ea440742977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02cm" svg:y="0.316cm" chart:style-name="ch2">
          <text:p> Lunghezza ciclo</text:p>
        </chart:title>
        <chart:subtitle svg:x="7.189cm" svg:y="1.301cm" chart:style-name="ch3">
          <text:p>1200000</text:p>
        </chart:subtitle>
        <chart:plot-area chart:style-name="ch4" table:cell-range-address="Collatz.A1:Collatz.B527" chart:data-source-has-labels="column" svg:x="0.32cm" svg:y="2.138cm" svg:width="15.36cm" svg:height="6.682cm">
          <chart:coordinate-region svg:x="1.524cm" svg:y="2.256cm" svg:width="14.156cm" svg:height="5.541cm"/>
          <chart:axis chart:dimension="x" chart:name="primary-x" chart:style-name="ch5" chartooo:axis-type="auto">
            <chartooo:date-scale/>
            <chart:categories table:cell-range-address="Collatz.A1:Collatz.A5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llatz.B1:Collatz.B527" chart:class="chart:bar">
            <chart:data-point chart:repeated="5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llatz.A1:Collatz.A527</svg:desc>
                </draw:g>
              </table:table-cell>
              <table:table-cell office:value-type="float" office:value="1">
                <text:p>1</text:p>
                <draw:g>
                  <svg:desc>Collatz.B1:Collatz.B5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819">
                <text:p>281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686">
                <text:p>568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247">
                <text:p>424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880">
                <text:p>688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959">
                <text:p>79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666">
                <text:p>766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493">
                <text:p>349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048">
                <text:p>604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290">
                <text:p>1029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586">
                <text:p>458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8028">
                <text:p>802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141">
                <text:p>514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031">
                <text:p>603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0624">
                <text:p>1062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941">
                <text:p>794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5696">
                <text:p>569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380">
                <text:p>1038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474">
                <text:p>747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3664">
                <text:p>1366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231">
                <text:p>523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9785">
                <text:p>978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599">
                <text:p>359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6873">
                <text:p>687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2907">
                <text:p>1290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4698">
                <text:p>469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9034">
                <text:p>903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1816">
                <text:p>1181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142">
                <text:p>614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1829">
                <text:p>1182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021">
                <text:p>802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496">
                <text:p>1449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5352">
                <text:p>535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3562">
                <text:p>1356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049">
                <text:p>904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0754">
                <text:p>1075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781">
                <text:p>1178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7794">
                <text:p>779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4226">
                <text:p>1422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146">
                <text:p>1014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6551">
                <text:p>655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3353">
                <text:p>1335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665">
                <text:p>866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5549">
                <text:p>554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1403">
                <text:p>1140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7321">
                <text:p>732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1330">
                <text:p>1133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693">
                <text:p>469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9715">
                <text:p>971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2897">
                <text:p>1289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0960">
                <text:p>1096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133">
                <text:p>713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8861">
                <text:p>886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9556">
                <text:p>955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2269">
                <text:p>1226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8516">
                <text:p>851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5653">
                <text:p>565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1396">
                <text:p>1139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7589">
                <text:p>758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0163">
                <text:p>1016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2918">
                <text:p>1291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9205">
                <text:p>920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2200">
                <text:p>1220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8119">
                <text:p>811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0873">
                <text:p>1087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7220">
                <text:p>722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616">
                <text:p>961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734">
                <text:p>473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9529">
                <text:p>952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2314">
                <text:p>1231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8228">
                <text:p>822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5342">
                <text:p>534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919">
                <text:p>1091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4454">
                <text:p>445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9237">
                <text:p>923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5831">
                <text:p>583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1911">
                <text:p>1191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0116">
                <text:p>1011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8357">
                <text:p>8357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9507">
                <text:p>950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6766">
                <text:p>676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103">
                <text:p>410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8854">
                <text:p>885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5498">
                <text:p>549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7294">
                <text:p>7294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4366">
                <text:p>436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5728">
                <text:p>5728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4441">
                <text:p>444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5898">
                <text:p>589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4438">
                <text:p>443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5582">
                <text:p>5582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4387">
                <text:p>4387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